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912" officeooo:paragraph-rsid="00050912"/>
    </style:style>
    <style:style style:name="P2" style:family="paragraph" style:parent-style-name="Standard">
      <style:text-properties officeooo:paragraph-rsid="00050912"/>
    </style:style>
    <style:style style:name="P3" style:family="paragraph" style:parent-style-name="Standard">
      <style:text-properties officeooo:rsid="00060de8" officeooo:paragraph-rsid="00060de8"/>
    </style:style>
    <style:style style:name="P4" style:family="paragraph" style:parent-style-name="Standard">
      <style:text-properties officeooo:rsid="00077fcf" officeooo:paragraph-rsid="00077fcf"/>
    </style:style>
    <style:style style:name="P5" style:family="paragraph" style:parent-style-name="Standard">
      <style:text-properties officeooo:rsid="000a3e56" officeooo:paragraph-rsid="000a3e56"/>
    </style:style>
    <style:style style:name="T1" style:family="text">
      <style:text-properties officeooo:rsid="00050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se conhecer a localização de um celular, é preciso que se tenha os seguintes valores</text:p>
      <text:p text:style-name="P1"/>
      <text:p text:style-name="P1">MCC - Mobile country code (fixed code and available online)<text:line-break/>MNC - Mobile network code (fixed code and available online)<text:line-break/><text:line-break/>LAC - Local Area Code (dynamic and required from the handset)<text:line-break/>CID - Cell ID (dynamic and required from the handset)</text:p>
      <text:p text:style-name="P1"/>
      <text:p text:style-name="P2"><text:span text:style-name="T1">Em que os dois primeiros valores podem ser obtidos neste </text:span><text:a xlink:type="simple" xlink:href="http://en.wikipedia.org/wiki/Mobile_Network_Code"><text:span text:style-name="T1">link</text:span></text:a><text:span text:style-name="T1">.</text:span></text:p>
      <text:p text:style-name="P2"/>
      <text:p text:style-name="P1">Para se obter o LAC e o CellID podemos conseguir através de aplicativos que disponibilizam esses valores ou então através de uma API do Android. </text:p>
      <text:p text:style-name="P1"/>
      <text:p text:style-name="P1">Alguns aplicativos que funcionam corretamente são: </text:p>
      <text:p text:style-name="P1"/>
      <text:p text:style-name="P1"><text:a xlink:type="simple" xlink:href="https://play.google.com/store/apps/details?id=com.ssglocator.android">Location Finder</text:a></text:p>
      <text:p text:style-name="P1"><text:a xlink:type="simple" xlink:href="https://play.google.com/store/apps/details?id=com.gyokovsolutions.gnettracklite">G-NetTrack Lite</text:a></text:p>
      <text:p text:style-name="P1"><text:a xlink:type="simple" xlink:href="https://play.google.com/store/apps/details?id=com.parizene.netmonitor">Netmonitor</text:a></text:p>
      <text:p text:style-name="P1"><text:a xlink:type="simple" xlink:href="https://play.google.com/store/apps/details?id=com.karaozu.gsm_signal_tracker">GSM Signal Tracker</text:a></text:p>
      <text:p text:style-name="P4"><text:a xlink:type="simple" xlink:href="https://play.google.com/store/apps/details?id=com.signalmonitoring.gsmsignalmonitoring">GSM Signal Monitoring</text:a></text:p>
      <text:p text:style-name="P1"/>
      <text:p text:style-name="P1">API do <text:a xlink:type="simple" xlink:href="https://developer.android.com/reference/android/telephony/TelephonyManager.html">Android</text:a></text:p>
      <text:p text:style-name="P5">Neste <text:a xlink:type="simple" xlink:href="https://developer.android.com/reference/android/telephony/CellIdentityGsm.html">link</text:a> mostra qual a função utilizar para se obter o LAC, mas não mostra como que são feitas as contas, somente mostra o resultado da chamada.</text:p>
      <text:p text:style-name="P5"/>
      <text:p text:style-name="P5">No caso do LAC é oferecido: </text:p>
      <text:p text:style-name="P5">16-bit Location Area Code, 0..65535, Integer.MAX_VALUE if unknown </text:p>
      <text:p text:style-name="P5"/>
      <text:p text:style-name="P5">E no caso do CellID é oferecido: </text:p>
      <text:p text:style-name="P5">CID Either 16-bit GSM Cell Identity described in TS 27.007, 0..65535, Integer.MAX_VALUE if unknown </text:p>
      <text:p text:style-name="P5"/>
      <text:p text:style-name="P1"/>
      <text:p text:style-name="P4">API do <text:a xlink:type="simple" xlink:href="http://wiki.opencellid.org/wiki/API">OpenCellID</text:a></text:p>
      <text:p text:style-name="P1"/>
      <text:p text:style-name="P3">Conversor de hexadecimal, caso necessite. (Acho que tem biblioteca do python que faz isso).</text:p>
      <text:p text:style-name="P3"><text:a xlink:type="simple" xlink:href="http://www.statman.info/conversions/hexadecimal.html">http://www.statman.info/conversions/hexadecimal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2:31:30.132779927</meta:creation-date>
    <dc:date>2016-09-09T23:41:39.170859602</dc:date>
    <meta:editing-duration>PT3H49M5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93" meta:character-count="1208" meta:non-whitespace-character-count="1027"/>
  </office:meta>
</office:document-meta>
</file>